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582d0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b526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7a7c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officeooo:rsid="00067a7c"/>
    </style:style>
    <style:style style:name="T3" style:family="text">
      <style:text-properties fo:color="#ff0000" loext:opacity="100%" style:font-name="宋体1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1">以往的病例研究表明，<text:span text:style-name="T2">****使用了***切口，***使用了***切口，目前手术切口的问题尚存在争论。</text:span></text:p>
      <text:p text:style-name="P2" loext:marker-style-name="T1">根据我们的文献检索，目前尚无对下颌升支骨折入路选择的研究，由于髁状突的位置距离乙状切迹较近，故我们借用解剖位置较为相似的髁状突位置作为对比。</text:p>
      <text:p text:style-name="P2" loext:marker-style-name="T1">暴露问题，</text:p>
      <text:p text:style-name="P2" loext:marker-style-name="T1">而在</text:p>
      <text:p text:style-name="P3" loext:marker-style-name="T1"/>
      <text:p text:style-name="P1" loext:marker-style-name="T3">手术入路对患者的预后和面部美观至关重要，若想达到最佳固定效果，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1" loext:marker-style-name="T3"/>
      <text:p text:style-name="P1" loext:marker-style-name="T3">切口问题，确定研究目标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6:43:07.295274536</meta:creation-date>
    <meta:generator>LibreOffice/24.8.4.2$Linux_X86_64 LibreOffice_project/3e97788786b20d724e2ed0ea7a111abce73cab63</meta:generator>
    <dc:date>2025-02-11T17:55:17.436498845</dc:date>
    <meta:editing-duration>PT24M40S</meta:editing-duration>
    <meta:editing-cycles>1</meta:editing-cycles>
    <meta:document-statistic meta:table-count="0" meta:image-count="0" meta:object-count="0" meta:page-count="1" meta:paragraph-count="7" meta:word-count="349" meta:character-count="359" meta:non-whitespace-character-count="358"/>
  </office:meta>
</office:document-meta>
</file>